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language="pt" fo:country="BR" fo:font-weight="normal" officeooo:rsid="0001443c" officeooo:paragraph-rsid="0001443c" style:font-weight-asian="normal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style:font-name="Arial" fo:language="pt" fo:country="BR" fo:font-weight="normal" officeooo:rsid="0001443c" officeooo:paragraph-rsid="0001443c" style:font-weight-asian="normal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style:font-name="Arial" fo:language="pt" fo:country="BR" fo:font-weight="bold" officeooo:rsid="0001443c" officeooo:paragraph-rsid="0001443c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Arial" fo:language="pt" fo:country="BR" fo:font-weight="bold" officeooo:rsid="0001443c" officeooo:paragraph-rsid="0001443c" style:font-weight-asian="bold" style:font-weight-complex="bold"/>
    </style:style>
    <style:style style:name="P5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1ca2a" officeooo:paragraph-rsid="0001ca2a" style:font-weight-asian="normal" style:font-weight-complex="normal"/>
    </style:style>
    <style:style style:name="P6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49b07" officeooo:paragraph-rsid="00049b07" style:font-weight-asian="normal" style:font-weight-complex="normal"/>
    </style:style>
    <style:style style:name="P7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5c2a6" officeooo:paragraph-rsid="0005c2a6" style:font-weight-asian="normal" style:font-weight-complex="normal"/>
    </style:style>
    <style:style style:name="P8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6d461" officeooo:paragraph-rsid="0006d461" style:font-weight-asian="normal" style:font-weight-complex="normal"/>
    </style:style>
    <style:style style:name="P9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8705d" officeooo:paragraph-rsid="0008705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1ca2a"/>
    </style:style>
    <style:style style:name="T3" style:family="text">
      <style:text-properties officeooo:rsid="0002b08e"/>
    </style:style>
    <style:style style:name="T4" style:family="text">
      <style:text-properties officeooo:rsid="00049b07"/>
    </style:style>
    <style:style style:name="T5" style:family="text">
      <style:text-properties officeooo:rsid="0005c2a6"/>
    </style:style>
    <style:style style:name="T6" style:family="text">
      <style:text-properties officeooo:rsid="0006d4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gras de verificação e análise de requisitos</text:p>
      <text:p text:style-name="P3"/>
      <text:p text:style-name="P4">Projeto: <text:tab/><text:span text:style-name="T1">Adopt.me</text:span></text:p>
      <text:p text:style-name="P4"><text:span text:style-name="T1"/></text:p>
      <text:p text:style-name="P4"><text:span text:style-name="T2">Grupo</text:span>: <text:tab/><text:span text:style-name="T1">João Pedro Ramalho de Sousa</text:span></text:p>
      <text:p text:style-name="P2"><text:tab/><text:tab/>Matheus Bertoldo</text:p>
      <text:p text:style-name="P2"><text:tab/><text:tab/>Renan Ribeiro Pereira</text:p>
      <text:p text:style-name="P1"/>
      <text:list xml:id="list922725300" text:style-name="L1">
        <text:list-item>
          <text:p text:style-name="P5">Ao definir um requisito, <text:span text:style-name="T3">sempre </text:span>classificá-lo como Requisito Funcional ou Requisito Não Funcional. <text:span text:style-name="T4">Entendendo-se como sendo eles, respectivamente, Requisito do Usuário e Requisito do Software.</text:span></text:p>
        </text:list-item>
        <text:list-item>
          <text:p text:style-name="P5">A escrita dos requisitos funcionais seguirá, obrigatoriamente, o formato: “O software DEVE…”.</text:p>
        </text:list-item>
        <text:list-item>
          <text:p text:style-name="P6">Os requisitos devem possuir, pelo menos, os atributos “Benefício” e “Situação”. Sendo <text:span text:style-name="T5">que</text:span> o primeiro <text:span text:style-name="T5">deve ser </text:span>classificado em Crítico, Importante ou Útil, e o segundo deve ser classificado em <text:span text:style-name="T5">Proposto, Incorporado, Aprovado ou Vetado.</text:span></text:p>
        </text:list-item>
        <text:list-item>
          <text:p text:style-name="P7">Deve-se definir apenas um requisito por vez.</text:p>
        </text:list-item>
        <text:list-item>
          <text:p text:style-name="P7">Deve-se evitar o uso de frases grandes, buscando sempre a objetividade.</text:p>
        </text:list-item>
        <text:list-item>
          <text:p text:style-name="P7">Deve-se manter sempre a hierarquia dos requisitos. De modo que, ao elicitar um novo requisito, verificar-se-á se esse é uma especificação de outro ou trata-se realmente de um <text:span text:style-name="T6">novo </text:span>requisito macro do sistema.</text:p>
        </text:list-item>
        <text:list-item>
          <text:p text:style-name="P8">Buscar sempre definir os requisitos não funcionais para cada caso de uso ou requisito macro do sistema.</text:p>
        </text:list-item>
        <text:list-item>
          <text:p text:style-name="P9">Evitar, ao máximo, o uso dos seguintes termos: E, OU, SOMENTE SE, EXCETO, SE NECESSÁRIO, MAS, CONTUDO, ENTRETANTO, USUALMENTE, FREQUENTEMENTE, TIPICAMENTE, GERALMENTE, AMIGÁVEL, VERSÁTIL, FLEXÍVEL, APROXIMADAMENTE, TÃO LOGO QUANTO POSSÍVEL, TALVEZ, PROVAVELMENTE, e demais expressões ou palavras semelhante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3-10-13T14:24:50.301000000</dc:date>
    <meta:editing-duration>PT7M51S</meta:editing-duration>
    <meta:editing-cycles>1</meta:editing-cycles>
    <meta:document-statistic meta:table-count="0" meta:image-count="0" meta:object-count="0" meta:page-count="1" meta:paragraph-count="13" meta:word-count="206" meta:character-count="1407" meta:non-whitespace-character-count="1216"/>
  </office:meta>
</office:document-meta>
</file>